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E000000ED86F28E535CE3E66E.png" manifest:media-type="image/png"/>
  <manifest:file-entry manifest:full-path="Pictures/100002010000031E0000032A760A4258C7688FD8.png" manifest:media-type="image/png"/>
  <manifest:file-entry manifest:full-path="Pictures/100002010000031E0000032ABD75D384175AEBD2.png" manifest:media-type="image/png"/>
  <manifest:file-entry manifest:full-path="Pictures/100002010000031E0000032A698496C18E196C37.png" manifest:media-type="image/png"/>
  <manifest:file-entry manifest:full-path="Pictures/100002010000031E0000032A270ECAB9CE81E2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adornments="Regular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fo:min-height="1.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style:font-name="FreeSerif" fo:font-size="28pt" fo:font-weight="normal" style:font-name-asian="FreeSerif" style:font-size-asian="28pt" style:font-weight-asian="normal" style:font-name-complex="FreeSerif" style:font-size-complex="28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16cm" svg:height="1.743cm" svg:x="0.062cm" svg:y="6.766cm">
          <draw:image xlink:href="Pictures/10000201000000FE000000ED86F28E535CE3E66E.png" xlink:type="simple" xlink:show="embed" xlink:actuate="onLoad">
            <text:p/>
          </draw:image>
        </draw:frame>
        <draw:frame draw:style-name="gr1" draw:text-style-name="P1" draw:layer="layout" svg:width="5.509cm" svg:height="5.842cm" svg:x="2.286cm" svg:y="4.718cm">
          <draw:image xlink:href="Pictures/100002010000031E0000032ABD75D384175AEBD2.png" xlink:type="simple" xlink:show="embed" xlink:actuate="onLoad">
            <text:p/>
          </draw:image>
        </draw:frame>
        <draw:frame draw:style-name="gr1" draw:text-style-name="P1" draw:layer="layout" svg:width="6.296cm" svg:height="6.221cm" svg:x="15.034cm" svg:y="4.466cm">
          <draw:image xlink:href="Pictures/100002010000031E0000032A270ECAB9CE81E2F3.png" xlink:type="simple" xlink:show="embed" xlink:actuate="onLoad">
            <text:p/>
          </draw:image>
        </draw:frame>
        <draw:frame draw:style-name="gr1" draw:text-style-name="P1" draw:layer="layout" svg:width="5.948cm" svg:height="6.039cm" svg:x="8.557cm" svg:y="4.591cm">
          <draw:image xlink:href="Pictures/100002010000031E0000032A698496C18E196C37.png" xlink:type="simple" xlink:show="embed" xlink:actuate="onLoad">
            <text:p/>
          </draw:image>
        </draw:frame>
        <draw:frame draw:style-name="gr1" draw:text-style-name="P1" draw:layer="layout" svg:width="6.368cm" svg:height="6.369cm" svg:x="21.747cm" svg:y="4.445cm">
          <draw:image xlink:href="Pictures/100002010000031E0000032A760A4258C7688FD8.png" xlink:type="simple" xlink:show="embed" xlink:actuate="onLoad">
            <text:p/>
          </draw:image>
        </draw:frame>
        <draw:frame draw:style-name="gr2" draw:text-style-name="P2" draw:layer="layout" svg:width="1.435cm" svg:height="0.404cm" svg:x="7.541cm" svg:y="7.362cm">
          <draw:text-box>
            <text:list text:style-name="L1">
              <text:list-header>
                <text:p><text:span text:style-name="T1"><text:s/>➔</text:span></text:p>
              </text:list-header>
            </text:list>
          </draw:text-box>
        </draw:frame>
        <draw:frame draw:style-name="gr2" draw:text-style-name="P2" draw:layer="layout" svg:width="1.435cm" svg:height="0.404cm" svg:x="14.018cm" svg:y="7.362cm">
          <draw:text-box>
            <text:list text:style-name="L1">
              <text:list-header>
                <text:p><text:span text:style-name="T1"><text:s/>➔</text:span></text:p>
              </text:list-header>
            </text:list>
          </draw:text-box>
        </draw:frame>
        <draw:frame draw:style-name="gr2" draw:text-style-name="P2" draw:layer="layout" svg:width="1.435cm" svg:height="0.404cm" svg:x="20.749cm" svg:y="7.362cm">
          <draw:text-box>
            <text:list text:style-name="L1">
              <text:list-header>
                <text:p><text:span text:style-name="T1"><text:s/>➔</text:span></text:p>
              </text:list-header>
            </text:list>
          </draw:text-box>
        </draw:frame>
        <draw:frame draw:style-name="gr2" draw:text-style-name="P2" draw:layer="layout" svg:width="1.435cm" svg:height="0.404cm" svg:x="1.27cm" svg:y="7.47cm">
          <draw:text-box>
            <text:list text:style-name="L1">
              <text:list-header>
                <text:p><text:span text:style-name="T1"><text:s/>➔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adornments="Regular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6:11:13.118743447</meta:creation-date>
    <dc:date>2018-05-17T16:22:52.310852403</dc:date>
    <meta:editing-duration>PT11M38S</meta:editing-duration>
    <meta:editing-cycles>3</meta:editing-cycles>
    <meta:generator>LibreOffice/5.1.6.2$Linux_X86_64 LibreOffice_project/10m0$Build-2</meta:generator>
    <meta:document-statistic meta:object-count="9"/>
  </office:meta>
</office:document-meta>
</file>